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193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2307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1.5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Enigma Walze Configuratio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number-columns-repeated="996" table:default-cell-style-name="ce1"/>
        <table:table-row table:style-name="ro1">
          <table:table-cell office:value-type="string" office:string-value="E">
            <text:p>'E',</text:p>
          </table:table-cell>
          <table:table-cell office:value-type="string" office:string-value="K">
            <text:p>'K',</text:p>
          </table:table-cell>
          <table:table-cell office:value-type="string" office:string-value="M">
            <text:p>'M',</text:p>
          </table:table-cell>
          <table:table-cell office:value-type="string" office:string-value="F">
            <text:p>'F',</text:p>
          </table:table-cell>
          <table:table-cell office:value-type="string" office:string-value="L">
            <text:p>'L',</text:p>
          </table:table-cell>
          <table:table-cell office:value-type="string" office:string-value="G">
            <text:p>'G',</text:p>
          </table:table-cell>
          <table:table-cell office:value-type="string" office:string-value="D">
            <text:p>'D',</text:p>
          </table:table-cell>
          <table:table-cell office:value-type="string" office:string-value="Q">
            <text:p>'Q',</text:p>
          </table:table-cell>
          <table:table-cell office:value-type="string" office:string-value="V">
            <text:p>'V',</text:p>
          </table:table-cell>
          <table:table-cell office:value-type="string" office:string-value="Z">
            <text:p>'Z',</text:p>
          </table:table-cell>
          <table:table-cell office:value-type="string" office:string-value="N">
            <text:p>'N',</text:p>
          </table:table-cell>
          <table:table-cell office:value-type="string" office:string-value="T">
            <text:p>'T',</text:p>
          </table:table-cell>
          <table:table-cell office:value-type="string" office:string-value="O">
            <text:p>'O',</text:p>
          </table:table-cell>
          <table:table-cell office:value-type="string" office:string-value="W">
            <text:p>'W',</text:p>
          </table:table-cell>
          <table:table-cell office:value-type="string" office:string-value="Y">
            <text:p>'Y',</text:p>
          </table:table-cell>
          <table:table-cell office:value-type="string" office:string-value="H">
            <text:p>'H',</text:p>
          </table:table-cell>
          <table:table-cell office:value-type="string" office:string-value="X">
            <text:p>'X',</text:p>
          </table:table-cell>
          <table:table-cell office:value-type="string" office:string-value="U">
            <text:p>'U',</text:p>
          </table:table-cell>
          <table:table-cell office:value-type="string" office:string-value="S">
            <text:p>'S',</text:p>
          </table:table-cell>
          <table:table-cell office:value-type="string" office:string-value="P">
            <text:p>'P',</text:p>
          </table:table-cell>
          <table:table-cell office:value-type="string" office:string-value="A">
            <text:p>'A',</text:p>
          </table:table-cell>
          <table:table-cell office:value-type="string" office:string-value="I">
            <text:p>'I',</text:p>
          </table:table-cell>
          <table:table-cell office:value-type="string" office:string-value="B">
            <text:p>'B',</text:p>
          </table:table-cell>
          <table:table-cell office:value-type="string" office:string-value="R">
            <text:p>'R',</text:p>
          </table:table-cell>
          <table:table-cell office:value-type="string" office:string-value="C">
            <text:p>'C',</text:p>
          </table:table-cell>
          <table:table-cell office:value-type="string" office:string-value="J">
            <text:p>'J',</text:p>
          </table:table-cell>
          <table:table-cell office:value-type="string">
            <text:p>Enigma Walze I</text:p>
          </table:table-cell>
          <table:table-cell table:number-columns-repeated="996"/>
        </table:table-row>
        <table:table-row table:style-name="ro1">
          <table:table-cell office:value-type="string" office:string-value="A">
            <text:p>'A',</text:p>
          </table:table-cell>
          <table:table-cell office:value-type="string" office:string-value="J">
            <text:p>'J',</text:p>
          </table:table-cell>
          <table:table-cell office:value-type="string" office:string-value="D">
            <text:p>'D',</text:p>
          </table:table-cell>
          <table:table-cell office:value-type="string" office:string-value="K">
            <text:p>'K',</text:p>
          </table:table-cell>
          <table:table-cell office:value-type="string" office:string-value="S">
            <text:p>'S',</text:p>
          </table:table-cell>
          <table:table-cell office:value-type="string" office:string-value="I">
            <text:p>'I',</text:p>
          </table:table-cell>
          <table:table-cell office:value-type="string" office:string-value="R">
            <text:p>'R',</text:p>
          </table:table-cell>
          <table:table-cell office:value-type="string" office:string-value="U">
            <text:p>'U',</text:p>
          </table:table-cell>
          <table:table-cell office:value-type="string" office:string-value="X">
            <text:p>'X',</text:p>
          </table:table-cell>
          <table:table-cell office:value-type="string" office:string-value="B">
            <text:p>'B',</text:p>
          </table:table-cell>
          <table:table-cell office:value-type="string" office:string-value="L">
            <text:p>'L',</text:p>
          </table:table-cell>
          <table:table-cell office:value-type="string" office:string-value="H">
            <text:p>'H',</text:p>
          </table:table-cell>
          <table:table-cell office:value-type="string" office:string-value="W">
            <text:p>'W',</text:p>
          </table:table-cell>
          <table:table-cell office:value-type="string" office:string-value="T">
            <text:p>'T',</text:p>
          </table:table-cell>
          <table:table-cell office:value-type="string" office:string-value="M">
            <text:p>'M',</text:p>
          </table:table-cell>
          <table:table-cell office:value-type="string" office:string-value="C">
            <text:p>'C',</text:p>
          </table:table-cell>
          <table:table-cell office:value-type="string" office:string-value="Q">
            <text:p>'Q',</text:p>
          </table:table-cell>
          <table:table-cell office:value-type="string" office:string-value="G">
            <text:p>'G',</text:p>
          </table:table-cell>
          <table:table-cell office:value-type="string" office:string-value="Z">
            <text:p>'Z',</text:p>
          </table:table-cell>
          <table:table-cell office:value-type="string" office:string-value="N">
            <text:p>'N',</text:p>
          </table:table-cell>
          <table:table-cell office:value-type="string" office:string-value="P">
            <text:p>'P',</text:p>
          </table:table-cell>
          <table:table-cell office:value-type="string" office:string-value="Y">
            <text:p>'Y',</text:p>
          </table:table-cell>
          <table:table-cell office:value-type="string" office:string-value="F">
            <text:p>'F',</text:p>
          </table:table-cell>
          <table:table-cell office:value-type="string" office:string-value="V">
            <text:p>'V',</text:p>
          </table:table-cell>
          <table:table-cell office:value-type="string" office:string-value="O">
            <text:p>'O',</text:p>
          </table:table-cell>
          <table:table-cell office:value-type="string" office:string-value="E">
            <text:p>'E',</text:p>
          </table:table-cell>
          <table:table-cell office:value-type="string">
            <text:p>Enigma Walze II</text:p>
          </table:table-cell>
          <table:table-cell table:number-columns-repeated="996"/>
        </table:table-row>
        <table:table-row table:style-name="ro1">
          <table:table-cell office:value-type="string" office:string-value="B">
            <text:p>'B',</text:p>
          </table:table-cell>
          <table:table-cell office:value-type="string" office:string-value="D">
            <text:p>'D',</text:p>
          </table:table-cell>
          <table:table-cell office:value-type="string" office:string-value="F">
            <text:p>'F',</text:p>
          </table:table-cell>
          <table:table-cell office:value-type="string" office:string-value="H">
            <text:p>'H',</text:p>
          </table:table-cell>
          <table:table-cell office:value-type="string" office:string-value="J">
            <text:p>'J',</text:p>
          </table:table-cell>
          <table:table-cell office:value-type="string" office:string-value="L">
            <text:p>'L',</text:p>
          </table:table-cell>
          <table:table-cell office:value-type="string" office:string-value="C">
            <text:p>'C',</text:p>
          </table:table-cell>
          <table:table-cell office:value-type="string" office:string-value="P">
            <text:p>'P',</text:p>
          </table:table-cell>
          <table:table-cell office:value-type="string" office:string-value="R">
            <text:p>'R',</text:p>
          </table:table-cell>
          <table:table-cell office:value-type="string" office:string-value="T">
            <text:p>'T',</text:p>
          </table:table-cell>
          <table:table-cell office:value-type="string" office:string-value="X">
            <text:p>'X',</text:p>
          </table:table-cell>
          <table:table-cell office:value-type="string" office:string-value="V">
            <text:p>'V',</text:p>
          </table:table-cell>
          <table:table-cell office:value-type="string" office:string-value="Z">
            <text:p>'Z',</text:p>
          </table:table-cell>
          <table:table-cell office:value-type="string" office:string-value="N">
            <text:p>'N',</text:p>
          </table:table-cell>
          <table:table-cell office:value-type="string" office:string-value="Y">
            <text:p>'Y',</text:p>
          </table:table-cell>
          <table:table-cell office:value-type="string" office:string-value="E">
            <text:p>'E',</text:p>
          </table:table-cell>
          <table:table-cell office:value-type="string" office:string-value="I">
            <text:p>'I',</text:p>
          </table:table-cell>
          <table:table-cell office:value-type="string" office:string-value="W">
            <text:p>'W',</text:p>
          </table:table-cell>
          <table:table-cell office:value-type="string" office:string-value="G">
            <text:p>'G',</text:p>
          </table:table-cell>
          <table:table-cell office:value-type="string" office:string-value="A">
            <text:p>'A',</text:p>
          </table:table-cell>
          <table:table-cell office:value-type="string" office:string-value="K">
            <text:p>'K',</text:p>
          </table:table-cell>
          <table:table-cell office:value-type="string" office:string-value="M">
            <text:p>'M',</text:p>
          </table:table-cell>
          <table:table-cell office:value-type="string" office:string-value="U">
            <text:p>'U',</text:p>
          </table:table-cell>
          <table:table-cell office:value-type="string" office:string-value="S">
            <text:p>'S',</text:p>
          </table:table-cell>
          <table:table-cell office:value-type="string" office:string-value="Q">
            <text:p>'Q',</text:p>
          </table:table-cell>
          <table:table-cell office:value-type="string" office:string-value="O">
            <text:p>'O',</text:p>
          </table:table-cell>
          <table:table-cell office:value-type="string">
            <text:p>Enigma Walze III</text:p>
          </table:table-cell>
          <table:table-cell table:number-columns-repeated="996"/>
        </table:table-row>
        <table:table-row table:style-name="ro1">
          <table:table-cell office:value-type="string" office:string-value="E">
            <text:p>'E',</text:p>
          </table:table-cell>
          <table:table-cell office:value-type="string" office:string-value="S">
            <text:p>'S',</text:p>
          </table:table-cell>
          <table:table-cell office:value-type="string" office:string-value="O">
            <text:p>'O',</text:p>
          </table:table-cell>
          <table:table-cell office:value-type="string" office:string-value="V">
            <text:p>'V',</text:p>
          </table:table-cell>
          <table:table-cell office:value-type="string" office:string-value="P">
            <text:p>'P',</text:p>
          </table:table-cell>
          <table:table-cell office:value-type="string" office:string-value="Z">
            <text:p>'Z',</text:p>
          </table:table-cell>
          <table:table-cell office:value-type="string" office:string-value="J">
            <text:p>'J',</text:p>
          </table:table-cell>
          <table:table-cell office:value-type="string" office:string-value="A">
            <text:p>'A',</text:p>
          </table:table-cell>
          <table:table-cell office:value-type="string" office:string-value="Y">
            <text:p>'Y',</text:p>
          </table:table-cell>
          <table:table-cell office:value-type="string" office:string-value="Q">
            <text:p>'Q',</text:p>
          </table:table-cell>
          <table:table-cell office:value-type="string" office:string-value="U">
            <text:p>'U',</text:p>
          </table:table-cell>
          <table:table-cell office:value-type="string" office:string-value="I">
            <text:p>'I',</text:p>
          </table:table-cell>
          <table:table-cell office:value-type="string" office:string-value="R">
            <text:p>'R',</text:p>
          </table:table-cell>
          <table:table-cell office:value-type="string" office:string-value="H">
            <text:p>'H',</text:p>
          </table:table-cell>
          <table:table-cell office:value-type="string" office:string-value="X">
            <text:p>'X',</text:p>
          </table:table-cell>
          <table:table-cell office:value-type="string" office:string-value="L">
            <text:p>'L',</text:p>
          </table:table-cell>
          <table:table-cell office:value-type="string" office:string-value="N">
            <text:p>'N',</text:p>
          </table:table-cell>
          <table:table-cell office:value-type="string" office:string-value="F">
            <text:p>'F',</text:p>
          </table:table-cell>
          <table:table-cell office:value-type="string" office:string-value="T">
            <text:p>'T',</text:p>
          </table:table-cell>
          <table:table-cell office:value-type="string" office:string-value="G">
            <text:p>'G',</text:p>
          </table:table-cell>
          <table:table-cell office:value-type="string" office:string-value="K">
            <text:p>'K',</text:p>
          </table:table-cell>
          <table:table-cell office:value-type="string" office:string-value="D">
            <text:p>'D',</text:p>
          </table:table-cell>
          <table:table-cell office:value-type="string" office:string-value="C">
            <text:p>'C',</text:p>
          </table:table-cell>
          <table:table-cell office:value-type="string" office:string-value="M">
            <text:p>'M',</text:p>
          </table:table-cell>
          <table:table-cell office:value-type="string" office:string-value="W">
            <text:p>'W',</text:p>
          </table:table-cell>
          <table:table-cell office:value-type="string" office:string-value="B">
            <text:p>'B',</text:p>
          </table:table-cell>
          <table:table-cell office:value-type="string">
            <text:p>Enigma Walze IV</text:p>
          </table:table-cell>
          <table:table-cell table:number-columns-repeated="996"/>
        </table:table-row>
        <table:table-row table:style-name="ro1">
          <table:table-cell office:value-type="string" office:string-value="V">
            <text:p>'V',</text:p>
          </table:table-cell>
          <table:table-cell office:value-type="string" office:string-value="Z">
            <text:p>'Z',</text:p>
          </table:table-cell>
          <table:table-cell office:value-type="string" office:string-value="B">
            <text:p>'B',</text:p>
          </table:table-cell>
          <table:table-cell office:value-type="string" office:string-value="R">
            <text:p>'R',</text:p>
          </table:table-cell>
          <table:table-cell office:value-type="string" office:string-value="G">
            <text:p>'G',</text:p>
          </table:table-cell>
          <table:table-cell office:value-type="string" office:string-value="I">
            <text:p>'I',</text:p>
          </table:table-cell>
          <table:table-cell office:value-type="string" office:string-value="T">
            <text:p>'T',</text:p>
          </table:table-cell>
          <table:table-cell office:value-type="string" office:string-value="Y">
            <text:p>'Y',</text:p>
          </table:table-cell>
          <table:table-cell office:value-type="string" office:string-value="U">
            <text:p>'U',</text:p>
          </table:table-cell>
          <table:table-cell office:value-type="string" office:string-value="P">
            <text:p>'P',</text:p>
          </table:table-cell>
          <table:table-cell office:value-type="string" office:string-value="S">
            <text:p>'S',</text:p>
          </table:table-cell>
          <table:table-cell office:value-type="string" office:string-value="D">
            <text:p>'D',</text:p>
          </table:table-cell>
          <table:table-cell office:value-type="string" office:string-value="N">
            <text:p>'N',</text:p>
          </table:table-cell>
          <table:table-cell office:value-type="string" office:string-value="H">
            <text:p>'H',</text:p>
          </table:table-cell>
          <table:table-cell office:value-type="string" office:string-value="L">
            <text:p>'L',</text:p>
          </table:table-cell>
          <table:table-cell office:value-type="string" office:string-value="X">
            <text:p>'X',</text:p>
          </table:table-cell>
          <table:table-cell office:value-type="string" office:string-value="A">
            <text:p>'A',</text:p>
          </table:table-cell>
          <table:table-cell office:value-type="string" office:string-value="W">
            <text:p>'W',</text:p>
          </table:table-cell>
          <table:table-cell office:value-type="string" office:string-value="M">
            <text:p>'M',</text:p>
          </table:table-cell>
          <table:table-cell office:value-type="string" office:string-value="J">
            <text:p>'J',</text:p>
          </table:table-cell>
          <table:table-cell office:value-type="string" office:string-value="Q">
            <text:p>'Q',</text:p>
          </table:table-cell>
          <table:table-cell office:value-type="string" office:string-value="O">
            <text:p>'O',</text:p>
          </table:table-cell>
          <table:table-cell office:value-type="string" office:string-value="F">
            <text:p>'F',</text:p>
          </table:table-cell>
          <table:table-cell office:value-type="string" office:string-value="E">
            <text:p>'E',</text:p>
          </table:table-cell>
          <table:table-cell office:value-type="string" office:string-value="C">
            <text:p>'C',</text:p>
          </table:table-cell>
          <table:table-cell office:value-type="string" office:string-value="K">
            <text:p>'K',</text:p>
          </table:table-cell>
          <table:table-cell office:value-type="string">
            <text:p>Enigma Walze V</text:p>
          </table:table-cell>
          <table:table-cell table:number-columns-repeated="996"/>
        </table:table-row>
        <table:table-row table:style-name="ro1">
          <table:table-cell office:value-type="string" office:string-value="J">
            <text:p>'J',</text:p>
          </table:table-cell>
          <table:table-cell office:value-type="string" office:string-value="P">
            <text:p>'P',</text:p>
          </table:table-cell>
          <table:table-cell office:value-type="string" office:string-value="G">
            <text:p>'G',</text:p>
          </table:table-cell>
          <table:table-cell office:value-type="string" office:string-value="V">
            <text:p>'V',</text:p>
          </table:table-cell>
          <table:table-cell office:value-type="string" office:string-value="O">
            <text:p>'O',</text:p>
          </table:table-cell>
          <table:table-cell office:value-type="string" office:string-value="U">
            <text:p>'U',</text:p>
          </table:table-cell>
          <table:table-cell office:value-type="string" office:string-value="M">
            <text:p>'M',</text:p>
          </table:table-cell>
          <table:table-cell office:value-type="string" office:string-value="F">
            <text:p>'F',</text:p>
          </table:table-cell>
          <table:table-cell office:value-type="string" office:string-value="Y">
            <text:p>'Y',</text:p>
          </table:table-cell>
          <table:table-cell office:value-type="string" office:string-value="Q">
            <text:p>'Q',</text:p>
          </table:table-cell>
          <table:table-cell office:value-type="string" office:string-value="B">
            <text:p>'B',</text:p>
          </table:table-cell>
          <table:table-cell office:value-type="string" office:string-value="E">
            <text:p>'E',</text:p>
          </table:table-cell>
          <table:table-cell office:value-type="string" office:string-value="N">
            <text:p>'N',</text:p>
          </table:table-cell>
          <table:table-cell office:value-type="string" office:string-value="H">
            <text:p>'H',</text:p>
          </table:table-cell>
          <table:table-cell office:value-type="string" office:string-value="Z">
            <text:p>'Z',</text:p>
          </table:table-cell>
          <table:table-cell office:value-type="string" office:string-value="R">
            <text:p>'R',</text:p>
          </table:table-cell>
          <table:table-cell office:value-type="string" office:string-value="D">
            <text:p>'D',</text:p>
          </table:table-cell>
          <table:table-cell office:value-type="string" office:string-value="K">
            <text:p>'K',</text:p>
          </table:table-cell>
          <table:table-cell office:value-type="string" office:string-value="A">
            <text:p>'A',</text:p>
          </table:table-cell>
          <table:table-cell office:value-type="string" office:string-value="S">
            <text:p>'S',</text:p>
          </table:table-cell>
          <table:table-cell office:value-type="string" office:string-value="X">
            <text:p>'X',</text:p>
          </table:table-cell>
          <table:table-cell office:value-type="string" office:string-value="L">
            <text:p>'L',</text:p>
          </table:table-cell>
          <table:table-cell office:value-type="string" office:string-value="I">
            <text:p>'I',</text:p>
          </table:table-cell>
          <table:table-cell office:value-type="string" office:string-value="C">
            <text:p>'C',</text:p>
          </table:table-cell>
          <table:table-cell office:value-type="string" office:string-value="T">
            <text:p>'T',</text:p>
          </table:table-cell>
          <table:table-cell office:value-type="string" office:string-value="W">
            <text:p>'W',</text:p>
          </table:table-cell>
          <table:table-cell office:value-type="string">
            <text:p>Enigma Walze VI</text:p>
          </table:table-cell>
          <table:table-cell table:number-columns-repeated="996"/>
        </table:table-row>
        <table:table-row table:style-name="ro1">
          <table:table-cell office:value-type="string" office:string-value="N">
            <text:p>'N',</text:p>
          </table:table-cell>
          <table:table-cell office:value-type="string" office:string-value="Z">
            <text:p>'Z',</text:p>
          </table:table-cell>
          <table:table-cell office:value-type="string" office:string-value="J">
            <text:p>'J',</text:p>
          </table:table-cell>
          <table:table-cell office:value-type="string" office:string-value="H">
            <text:p>'H',</text:p>
          </table:table-cell>
          <table:table-cell office:value-type="string" office:string-value="G">
            <text:p>'G',</text:p>
          </table:table-cell>
          <table:table-cell office:value-type="string" office:string-value="R">
            <text:p>'R',</text:p>
          </table:table-cell>
          <table:table-cell office:value-type="string" office:string-value="C">
            <text:p>'C',</text:p>
          </table:table-cell>
          <table:table-cell office:value-type="string" office:string-value="X">
            <text:p>'X',</text:p>
          </table:table-cell>
          <table:table-cell office:value-type="string" office:string-value="M">
            <text:p>'M',</text:p>
          </table:table-cell>
          <table:table-cell office:value-type="string" office:string-value="Y">
            <text:p>'Y',</text:p>
          </table:table-cell>
          <table:table-cell office:value-type="string" office:string-value="S">
            <text:p>'S',</text:p>
          </table:table-cell>
          <table:table-cell office:value-type="string" office:string-value="W">
            <text:p>'W',</text:p>
          </table:table-cell>
          <table:table-cell office:value-type="string" office:string-value="B">
            <text:p>'B',</text:p>
          </table:table-cell>
          <table:table-cell office:value-type="string" office:string-value="O">
            <text:p>'O',</text:p>
          </table:table-cell>
          <table:table-cell office:value-type="string" office:string-value="U">
            <text:p>'U',</text:p>
          </table:table-cell>
          <table:table-cell office:value-type="string" office:string-value="F">
            <text:p>'F',</text:p>
          </table:table-cell>
          <table:table-cell office:value-type="string" office:string-value="A">
            <text:p>'A',</text:p>
          </table:table-cell>
          <table:table-cell office:value-type="string" office:string-value="I">
            <text:p>'I',</text:p>
          </table:table-cell>
          <table:table-cell office:value-type="string" office:string-value="V">
            <text:p>'V',</text:p>
          </table:table-cell>
          <table:table-cell office:value-type="string" office:string-value="L">
            <text:p>'L',</text:p>
          </table:table-cell>
          <table:table-cell office:value-type="string" office:string-value="P">
            <text:p>'P',</text:p>
          </table:table-cell>
          <table:table-cell office:value-type="string" office:string-value="E">
            <text:p>'E',</text:p>
          </table:table-cell>
          <table:table-cell office:value-type="string" office:string-value="K">
            <text:p>'K',</text:p>
          </table:table-cell>
          <table:table-cell office:value-type="string" office:string-value="Q">
            <text:p>'Q',</text:p>
          </table:table-cell>
          <table:table-cell office:value-type="string" office:string-value="D">
            <text:p>'D',</text:p>
          </table:table-cell>
          <table:table-cell office:value-type="string" office:string-value="T">
            <text:p>'T',</text:p>
          </table:table-cell>
          <table:table-cell office:value-type="string">
            <text:p>Enigma Walze VII</text:p>
          </table:table-cell>
          <table:table-cell table:number-columns-repeated="996"/>
        </table:table-row>
        <table:table-row table:style-name="ro1">
          <table:table-cell office:value-type="string" office:string-value="F">
            <text:p>'F',</text:p>
          </table:table-cell>
          <table:table-cell office:value-type="string" office:string-value="K">
            <text:p>'K',</text:p>
          </table:table-cell>
          <table:table-cell office:value-type="string" office:string-value="Q">
            <text:p>'Q',</text:p>
          </table:table-cell>
          <table:table-cell office:value-type="string" office:string-value="H">
            <text:p>'H',</text:p>
          </table:table-cell>
          <table:table-cell office:value-type="string" office:string-value="T">
            <text:p>'T',</text:p>
          </table:table-cell>
          <table:table-cell office:value-type="string" office:string-value="L">
            <text:p>'L',</text:p>
          </table:table-cell>
          <table:table-cell office:value-type="string" office:string-value="X">
            <text:p>'X',</text:p>
          </table:table-cell>
          <table:table-cell office:value-type="string" office:string-value="O">
            <text:p>'O',</text:p>
          </table:table-cell>
          <table:table-cell office:value-type="string" office:string-value="C">
            <text:p>'C',</text:p>
          </table:table-cell>
          <table:table-cell office:value-type="string" office:string-value="B">
            <text:p>'B',</text:p>
          </table:table-cell>
          <table:table-cell office:value-type="string" office:string-value="J">
            <text:p>'J',</text:p>
          </table:table-cell>
          <table:table-cell office:value-type="string" office:string-value="S">
            <text:p>'S',</text:p>
          </table:table-cell>
          <table:table-cell office:value-type="string" office:string-value="P">
            <text:p>'P',</text:p>
          </table:table-cell>
          <table:table-cell office:value-type="string" office:string-value="D">
            <text:p>'D',</text:p>
          </table:table-cell>
          <table:table-cell office:value-type="string" office:string-value="Z">
            <text:p>'Z',</text:p>
          </table:table-cell>
          <table:table-cell office:value-type="string" office:string-value="R">
            <text:p>'R',</text:p>
          </table:table-cell>
          <table:table-cell office:value-type="string" office:string-value="A">
            <text:p>'A',</text:p>
          </table:table-cell>
          <table:table-cell office:value-type="string" office:string-value="M">
            <text:p>'M',</text:p>
          </table:table-cell>
          <table:table-cell office:value-type="string" office:string-value="E">
            <text:p>'E',</text:p>
          </table:table-cell>
          <table:table-cell office:value-type="string" office:string-value="W">
            <text:p>'W',</text:p>
          </table:table-cell>
          <table:table-cell office:value-type="string" office:string-value="N">
            <text:p>'N',</text:p>
          </table:table-cell>
          <table:table-cell office:value-type="string" office:string-value="I">
            <text:p>'I',</text:p>
          </table:table-cell>
          <table:table-cell office:value-type="string" office:string-value="U">
            <text:p>'U',</text:p>
          </table:table-cell>
          <table:table-cell office:value-type="string" office:string-value="Y">
            <text:p>'Y',</text:p>
          </table:table-cell>
          <table:table-cell office:value-type="string" office:string-value="G">
            <text:p>'G',</text:p>
          </table:table-cell>
          <table:table-cell office:value-type="string" office:string-value="V">
            <text:p>'V',</text:p>
          </table:table-cell>
          <table:table-cell office:value-type="string">
            <text:p>Enigma Walze VIII</text:p>
          </table:table-cell>
          <table:table-cell table:number-columns-repeated="996"/>
        </table:table-row>
        <table:table-row table:style-name="ro1">
          <table:table-cell office:value-type="string" office:string-value="L">
            <text:p>'L',</text:p>
          </table:table-cell>
          <table:table-cell office:value-type="string" office:string-value="E">
            <text:p>'E',</text:p>
          </table:table-cell>
          <table:table-cell office:value-type="string" office:string-value="Y">
            <text:p>'Y',</text:p>
          </table:table-cell>
          <table:table-cell office:value-type="string" office:string-value="J">
            <text:p>'J',</text:p>
          </table:table-cell>
          <table:table-cell office:value-type="string" office:string-value="V">
            <text:p>'V',</text:p>
          </table:table-cell>
          <table:table-cell office:value-type="string" office:string-value="C">
            <text:p>'C',</text:p>
          </table:table-cell>
          <table:table-cell office:value-type="string" office:string-value="N">
            <text:p>'N',</text:p>
          </table:table-cell>
          <table:table-cell office:value-type="string" office:string-value="I">
            <text:p>'I',</text:p>
          </table:table-cell>
          <table:table-cell office:value-type="string" office:string-value="X">
            <text:p>'X',</text:p>
          </table:table-cell>
          <table:table-cell office:value-type="string" office:string-value="W">
            <text:p>'W',</text:p>
          </table:table-cell>
          <table:table-cell office:value-type="string" office:string-value="P">
            <text:p>'P',</text:p>
          </table:table-cell>
          <table:table-cell office:value-type="string" office:string-value="B">
            <text:p>'B',</text:p>
          </table:table-cell>
          <table:table-cell office:value-type="string" office:string-value="Q">
            <text:p>'Q',</text:p>
          </table:table-cell>
          <table:table-cell office:value-type="string" office:string-value="M">
            <text:p>'M',</text:p>
          </table:table-cell>
          <table:table-cell office:value-type="string" office:string-value="D">
            <text:p>'D',</text:p>
          </table:table-cell>
          <table:table-cell office:value-type="string" office:string-value="R">
            <text:p>'R',</text:p>
          </table:table-cell>
          <table:table-cell office:value-type="string" office:string-value="T">
            <text:p>'T',</text:p>
          </table:table-cell>
          <table:table-cell office:value-type="string" office:string-value="A">
            <text:p>'A',</text:p>
          </table:table-cell>
          <table:table-cell office:value-type="string" office:string-value="K">
            <text:p>'K',</text:p>
          </table:table-cell>
          <table:table-cell office:value-type="string" office:string-value="Z">
            <text:p>'Z',</text:p>
          </table:table-cell>
          <table:table-cell office:value-type="string" office:string-value="G">
            <text:p>'G',</text:p>
          </table:table-cell>
          <table:table-cell office:value-type="string" office:string-value="F">
            <text:p>'F',</text:p>
          </table:table-cell>
          <table:table-cell office:value-type="string" office:string-value="U">
            <text:p>'U',</text:p>
          </table:table-cell>
          <table:table-cell office:value-type="string" office:string-value="H">
            <text:p>'H',</text:p>
          </table:table-cell>
          <table:table-cell office:value-type="string" office:string-value="O">
            <text:p>'O',</text:p>
          </table:table-cell>
          <table:table-cell office:value-type="string" office:string-value="S">
            <text:p>'S',</text:p>
          </table:table-cell>
          <table:table-cell office:value-type="string">
            <text:p>Enigma Walze Beta</text:p>
          </table:table-cell>
          <table:table-cell table:number-columns-repeated="996"/>
        </table:table-row>
        <table:table-row table:style-name="ro1">
          <table:table-cell office:value-type="string" office:string-value="F">
            <text:p>'F',</text:p>
          </table:table-cell>
          <table:table-cell office:value-type="string" office:string-value="S">
            <text:p>'S',</text:p>
          </table:table-cell>
          <table:table-cell office:value-type="string" office:string-value="O">
            <text:p>'O',</text:p>
          </table:table-cell>
          <table:table-cell office:value-type="string" office:string-value="K">
            <text:p>'K',</text:p>
          </table:table-cell>
          <table:table-cell office:value-type="string" office:string-value="A">
            <text:p>'A',</text:p>
          </table:table-cell>
          <table:table-cell office:value-type="string" office:string-value="N">
            <text:p>'N',</text:p>
          </table:table-cell>
          <table:table-cell office:value-type="string" office:string-value="U">
            <text:p>'U',</text:p>
          </table:table-cell>
          <table:table-cell office:value-type="string" office:string-value="E">
            <text:p>'E',</text:p>
          </table:table-cell>
          <table:table-cell office:value-type="string" office:string-value="R">
            <text:p>'R',</text:p>
          </table:table-cell>
          <table:table-cell office:value-type="string" office:string-value="H">
            <text:p>'H',</text:p>
          </table:table-cell>
          <table:table-cell office:value-type="string" office:string-value="M">
            <text:p>'M',</text:p>
          </table:table-cell>
          <table:table-cell office:value-type="string" office:string-value="B">
            <text:p>'B',</text:p>
          </table:table-cell>
          <table:table-cell office:value-type="string" office:string-value="T">
            <text:p>'T',</text:p>
          </table:table-cell>
          <table:table-cell office:value-type="string" office:string-value="I">
            <text:p>'I',</text:p>
          </table:table-cell>
          <table:table-cell office:value-type="string" office:string-value="Y">
            <text:p>'Y',</text:p>
          </table:table-cell>
          <table:table-cell office:value-type="string" office:string-value="C">
            <text:p>'C',</text:p>
          </table:table-cell>
          <table:table-cell office:value-type="string" office:string-value="W">
            <text:p>'W',</text:p>
          </table:table-cell>
          <table:table-cell office:value-type="string" office:string-value="L">
            <text:p>'L',</text:p>
          </table:table-cell>
          <table:table-cell office:value-type="string" office:string-value="Q">
            <text:p>'Q',</text:p>
          </table:table-cell>
          <table:table-cell office:value-type="string" office:string-value="P">
            <text:p>'P',</text:p>
          </table:table-cell>
          <table:table-cell office:value-type="string" office:string-value="Z">
            <text:p>'Z',</text:p>
          </table:table-cell>
          <table:table-cell office:value-type="string" office:string-value="X">
            <text:p>'X',</text:p>
          </table:table-cell>
          <table:table-cell office:value-type="string" office:string-value="V">
            <text:p>'V',</text:p>
          </table:table-cell>
          <table:table-cell office:value-type="string" office:string-value="G">
            <text:p>'G',</text:p>
          </table:table-cell>
          <table:table-cell office:value-type="string" office:string-value="J">
            <text:p>'J',</text:p>
          </table:table-cell>
          <table:table-cell office:value-type="string" office:string-value="D">
            <text:p>'D',</text:p>
          </table:table-cell>
          <table:table-cell office:value-type="string">
            <text:p>Enigma Walze Gamma</text:p>
          </table:table-cell>
          <table:table-cell table:number-columns-repeated="996"/>
        </table:table-row>
        <table:table-row table:style-name="ro1">
          <table:table-cell office:value-type="string" office:string-value="Y">
            <text:p>'Y',</text:p>
          </table:table-cell>
          <table:table-cell office:value-type="string" office:string-value="R">
            <text:p>'R',</text:p>
          </table:table-cell>
          <table:table-cell office:value-type="string" office:string-value="U">
            <text:p>'U',</text:p>
          </table:table-cell>
          <table:table-cell office:value-type="string" office:string-value="H">
            <text:p>'H',</text:p>
          </table:table-cell>
          <table:table-cell office:value-type="string" office:string-value="Q">
            <text:p>'Q',</text:p>
          </table:table-cell>
          <table:table-cell office:value-type="string" office:string-value="S">
            <text:p>'S',</text:p>
          </table:table-cell>
          <table:table-cell office:value-type="string" office:string-value="L">
            <text:p>'L',</text:p>
          </table:table-cell>
          <table:table-cell office:value-type="string" office:string-value="D">
            <text:p>'D',</text:p>
          </table:table-cell>
          <table:table-cell office:value-type="string" office:string-value="P">
            <text:p>'P',</text:p>
          </table:table-cell>
          <table:table-cell office:value-type="string" office:string-value="X">
            <text:p>'X',</text:p>
          </table:table-cell>
          <table:table-cell office:value-type="string" office:string-value="N">
            <text:p>'N',</text:p>
          </table:table-cell>
          <table:table-cell office:value-type="string" office:string-value="G">
            <text:p>'G',</text:p>
          </table:table-cell>
          <table:table-cell office:value-type="string" office:string-value="O">
            <text:p>'O',</text:p>
          </table:table-cell>
          <table:table-cell office:value-type="string" office:string-value="K">
            <text:p>'K',</text:p>
          </table:table-cell>
          <table:table-cell office:value-type="string" office:string-value="M">
            <text:p>'M',</text:p>
          </table:table-cell>
          <table:table-cell office:value-type="string" office:string-value="I">
            <text:p>'I',</text:p>
          </table:table-cell>
          <table:table-cell office:value-type="string" office:string-value="E">
            <text:p>'E',</text:p>
          </table:table-cell>
          <table:table-cell office:value-type="string" office:string-value="B">
            <text:p>'B',</text:p>
          </table:table-cell>
          <table:table-cell office:value-type="string" office:string-value="F">
            <text:p>'F',</text:p>
          </table:table-cell>
          <table:table-cell office:value-type="string" office:string-value="Z">
            <text:p>'Z',</text:p>
          </table:table-cell>
          <table:table-cell office:value-type="string" office:string-value="C">
            <text:p>'C',</text:p>
          </table:table-cell>
          <table:table-cell office:value-type="string" office:string-value="W">
            <text:p>'W',</text:p>
          </table:table-cell>
          <table:table-cell office:value-type="string" office:string-value="V">
            <text:p>'V',</text:p>
          </table:table-cell>
          <table:table-cell office:value-type="string" office:string-value="J">
            <text:p>'J',</text:p>
          </table:table-cell>
          <table:table-cell office:value-type="string" office:string-value="A">
            <text:p>'A',</text:p>
          </table:table-cell>
          <table:table-cell office:value-type="string" office:string-value="T">
            <text:p>'T',</text:p>
          </table:table-cell>
          <table:table-cell office:value-type="string">
            <text:p>Enigma UKW B</text:p>
          </table:table-cell>
          <table:table-cell table:number-columns-repeated="996"/>
        </table:table-row>
        <table:table-row table:style-name="ro1">
          <table:table-cell office:value-type="string" office:string-value="F">
            <text:p>'F',</text:p>
          </table:table-cell>
          <table:table-cell office:value-type="string" office:string-value="V">
            <text:p>'V',</text:p>
          </table:table-cell>
          <table:table-cell office:value-type="string" office:string-value="P">
            <text:p>'P',</text:p>
          </table:table-cell>
          <table:table-cell office:value-type="string" office:string-value="J">
            <text:p>'J',</text:p>
          </table:table-cell>
          <table:table-cell office:value-type="string" office:string-value="I">
            <text:p>'I',</text:p>
          </table:table-cell>
          <table:table-cell office:value-type="string" office:string-value="A">
            <text:p>'A',</text:p>
          </table:table-cell>
          <table:table-cell office:value-type="string" office:string-value="O">
            <text:p>'O',</text:p>
          </table:table-cell>
          <table:table-cell office:value-type="string" office:string-value="Y">
            <text:p>'Y',</text:p>
          </table:table-cell>
          <table:table-cell office:value-type="string" office:string-value="E">
            <text:p>'E',</text:p>
          </table:table-cell>
          <table:table-cell office:value-type="string" office:string-value="D">
            <text:p>'D',</text:p>
          </table:table-cell>
          <table:table-cell office:value-type="string" office:string-value="R">
            <text:p>'R',</text:p>
          </table:table-cell>
          <table:table-cell office:value-type="string" office:string-value="Z">
            <text:p>'Z',</text:p>
          </table:table-cell>
          <table:table-cell office:value-type="string" office:string-value="X">
            <text:p>'X',</text:p>
          </table:table-cell>
          <table:table-cell office:value-type="string" office:string-value="W">
            <text:p>'W',</text:p>
          </table:table-cell>
          <table:table-cell office:value-type="string" office:string-value="G">
            <text:p>'G',</text:p>
          </table:table-cell>
          <table:table-cell office:value-type="string" office:string-value="C">
            <text:p>'C',</text:p>
          </table:table-cell>
          <table:table-cell office:value-type="string" office:string-value="T">
            <text:p>'T',</text:p>
          </table:table-cell>
          <table:table-cell office:value-type="string" office:string-value="K">
            <text:p>'K',</text:p>
          </table:table-cell>
          <table:table-cell office:value-type="string" office:string-value="U">
            <text:p>'U',</text:p>
          </table:table-cell>
          <table:table-cell office:value-type="string" office:string-value="Q">
            <text:p>'Q',</text:p>
          </table:table-cell>
          <table:table-cell office:value-type="string" office:string-value="S">
            <text:p>'S',</text:p>
          </table:table-cell>
          <table:table-cell office:value-type="string" office:string-value="B">
            <text:p>'B',</text:p>
          </table:table-cell>
          <table:table-cell office:value-type="string" office:string-value="N">
            <text:p>'N',</text:p>
          </table:table-cell>
          <table:table-cell office:value-type="string" office:string-value="M">
            <text:p>'M',</text:p>
          </table:table-cell>
          <table:table-cell office:value-type="string" office:string-value="H">
            <text:p>'H',</text:p>
          </table:table-cell>
          <table:table-cell office:value-type="string" office:string-value="L">
            <text:p>'L',</text:p>
          </table:table-cell>
          <table:table-cell office:value-type="string">
            <text:p>Enigma UKW C</text:p>
          </table:table-cell>
          <table:table-cell table:number-columns-repeated="996"/>
        </table:table-row>
        <table:table-row table:style-name="ro1">
          <table:table-cell office:value-type="string" office:string-value="E">
            <text:p>'E',</text:p>
          </table:table-cell>
          <table:table-cell office:value-type="string" office:string-value="N">
            <text:p>'N',</text:p>
          </table:table-cell>
          <table:table-cell office:value-type="string" office:string-value="K">
            <text:p>'K',</text:p>
          </table:table-cell>
          <table:table-cell office:value-type="string" office:string-value="Q">
            <text:p>'Q',</text:p>
          </table:table-cell>
          <table:table-cell office:value-type="string" office:string-value="A">
            <text:p>'A',</text:p>
          </table:table-cell>
          <table:table-cell office:value-type="string" office:string-value="U">
            <text:p>'U',</text:p>
          </table:table-cell>
          <table:table-cell office:value-type="string" office:string-value="Y">
            <text:p>'Y',</text:p>
          </table:table-cell>
          <table:table-cell office:value-type="string" office:string-value="W">
            <text:p>'W',</text:p>
          </table:table-cell>
          <table:table-cell office:value-type="string" office:string-value="J">
            <text:p>'J',</text:p>
          </table:table-cell>
          <table:table-cell office:value-type="string" office:string-value="I">
            <text:p>'I',</text:p>
          </table:table-cell>
          <table:table-cell office:value-type="string" office:string-value="C">
            <text:p>'C',</text:p>
          </table:table-cell>
          <table:table-cell office:value-type="string" office:string-value="O">
            <text:p>'O',</text:p>
          </table:table-cell>
          <table:table-cell office:value-type="string" office:string-value="P">
            <text:p>'P',</text:p>
          </table:table-cell>
          <table:table-cell office:value-type="string" office:string-value="B">
            <text:p>'B',</text:p>
          </table:table-cell>
          <table:table-cell office:value-type="string" office:string-value="L">
            <text:p>'L',</text:p>
          </table:table-cell>
          <table:table-cell office:value-type="string" office:string-value="M">
            <text:p>'M',</text:p>
          </table:table-cell>
          <table:table-cell office:value-type="string" office:string-value="D">
            <text:p>'D',</text:p>
          </table:table-cell>
          <table:table-cell office:value-type="string" office:string-value="X">
            <text:p>'X',</text:p>
          </table:table-cell>
          <table:table-cell office:value-type="string" office:string-value="Z">
            <text:p>'Z',</text:p>
          </table:table-cell>
          <table:table-cell office:value-type="string" office:string-value="V">
            <text:p>'V',</text:p>
          </table:table-cell>
          <table:table-cell office:value-type="string" office:string-value="F">
            <text:p>'F',</text:p>
          </table:table-cell>
          <table:table-cell office:value-type="string" office:string-value="T">
            <text:p>'T',</text:p>
          </table:table-cell>
          <table:table-cell office:value-type="string" office:string-value="H">
            <text:p>'H',</text:p>
          </table:table-cell>
          <table:table-cell office:value-type="string" office:string-value="R">
            <text:p>'R',</text:p>
          </table:table-cell>
          <table:table-cell office:value-type="string" office:string-value="G">
            <text:p>'G',</text:p>
          </table:table-cell>
          <table:table-cell office:value-type="string" office:string-value="S">
            <text:p>'S',</text:p>
          </table:table-cell>
          <table:table-cell office:value-type="string">
            <text:p>Enigma UKW B small</text:p>
          </table:table-cell>
          <table:table-cell table:number-columns-repeated="996"/>
        </table:table-row>
        <table:table-row table:style-name="ro1">
          <table:table-cell office:value-type="string" office:string-value="R">
            <text:p>'R',</text:p>
          </table:table-cell>
          <table:table-cell office:value-type="string" office:string-value="D">
            <text:p>'D',</text:p>
          </table:table-cell>
          <table:table-cell office:value-type="string" office:string-value="O">
            <text:p>'O',</text:p>
          </table:table-cell>
          <table:table-cell office:value-type="string" office:string-value="B">
            <text:p>'B',</text:p>
          </table:table-cell>
          <table:table-cell office:value-type="string" office:string-value="J">
            <text:p>'J',</text:p>
          </table:table-cell>
          <table:table-cell office:value-type="string" office:string-value="N">
            <text:p>'N',</text:p>
          </table:table-cell>
          <table:table-cell office:value-type="string" office:string-value="T">
            <text:p>'T',</text:p>
          </table:table-cell>
          <table:table-cell office:value-type="string" office:string-value="K">
            <text:p>'K',</text:p>
          </table:table-cell>
          <table:table-cell office:value-type="string" office:string-value="V">
            <text:p>'V',</text:p>
          </table:table-cell>
          <table:table-cell office:value-type="string" office:string-value="E">
            <text:p>'E',</text:p>
          </table:table-cell>
          <table:table-cell office:value-type="string" office:string-value="H">
            <text:p>'H',</text:p>
          </table:table-cell>
          <table:table-cell office:value-type="string" office:string-value="M">
            <text:p>'M',</text:p>
          </table:table-cell>
          <table:table-cell office:value-type="string" office:string-value="L">
            <text:p>'L',</text:p>
          </table:table-cell>
          <table:table-cell office:value-type="string" office:string-value="F">
            <text:p>'F',</text:p>
          </table:table-cell>
          <table:table-cell office:value-type="string" office:string-value="C">
            <text:p>'C',</text:p>
          </table:table-cell>
          <table:table-cell office:value-type="string" office:string-value="W">
            <text:p>'W',</text:p>
          </table:table-cell>
          <table:table-cell office:value-type="string" office:string-value="Z">
            <text:p>'Z',</text:p>
          </table:table-cell>
          <table:table-cell office:value-type="string" office:string-value="A">
            <text:p>'A',</text:p>
          </table:table-cell>
          <table:table-cell office:value-type="string" office:string-value="X">
            <text:p>'X',</text:p>
          </table:table-cell>
          <table:table-cell office:value-type="string" office:string-value="G">
            <text:p>'G',</text:p>
          </table:table-cell>
          <table:table-cell office:value-type="string" office:string-value="Y">
            <text:p>'Y',</text:p>
          </table:table-cell>
          <table:table-cell office:value-type="string" office:string-value="I">
            <text:p>'I',</text:p>
          </table:table-cell>
          <table:table-cell office:value-type="string" office:string-value="P">
            <text:p>'P',</text:p>
          </table:table-cell>
          <table:table-cell office:value-type="string" office:string-value="S">
            <text:p>'S',</text:p>
          </table:table-cell>
          <table:table-cell office:value-type="string" office:string-value="U">
            <text:p>'U',</text:p>
          </table:table-cell>
          <table:table-cell office:value-type="string" office:string-value="Q">
            <text:p>'Q',</text:p>
          </table:table-cell>
          <table:table-cell office:value-type="string">
            <text:p>Enigma UKW C small</text:p>
          </table:table-cell>
          <table:table-cell table:number-columns-repeated="996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20">
      <number:text>'</number:text>
      <number:text-content/>
      <number:text>'</number:text>
    </number:text-style>
    <number:text-style style:name="N121">
      <number:text>'</number:text>
      <number:text-content/>
      <number:text>',</number:text>
    </number:text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2T18:21:51</meta:creation-date>
    <dc:date>2012-05-22T18:38:07</dc:date>
    <meta:editing-duration>PT44S</meta:editing-duration>
    <meta:editing-cycles>2</meta:editing-cycles>
    <meta:generator>LibreOffice/3.5$Linux_X86_64 LibreOffice_project/350m1$Build-202</meta:generator>
    <meta:document-statistic meta:table-count="1" meta:cell-count="378" meta:object-count="0"/>
  </office:meta>
</office:document-meta>
</file>